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P1" style:family="paragraph" style:parent-style-name="Standard">
      <style:text-properties style:font-name="Bitstream Charter" fo:font-weight="bold" officeooo:rsid="001f91f7" officeooo:paragraph-rsid="001f91f7" style:font-weight-asian="bold" style:font-weight-complex="bold"/>
    </style:style>
    <style:style style:name="P2" style:family="paragraph" style:parent-style-name="Standard">
      <style:text-properties style:font-name="Bitstream Charter" fo:font-weight="bold" officeooo:rsid="0020995a" officeooo:paragraph-rsid="0020995a" style:font-weight-asian="bold" style:font-weight-complex="bold"/>
    </style:style>
    <style:style style:name="P3" style:family="paragraph" style:parent-style-name="Table_20_Contents">
      <style:text-properties style:font-name="Bitstream Charter"/>
    </style:style>
    <style:style style:name="P4" style:family="paragraph" style:parent-style-name="Table_20_Contents">
      <style:text-properties style:font-name="Bitstream Charter" officeooo:rsid="00216970" officeooo:paragraph-rsid="00216970"/>
    </style:style>
    <style:style style:name="P5" style:family="paragraph" style:parent-style-name="Table_20_Contents">
      <style:text-properties style:font-name="Bitstream Charter" officeooo:rsid="00230f23" officeooo:paragraph-rsid="00230f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ON</text:p>
      <text:p text:style-name="P1">LOTE DE PRUEBAS</text:p>
      <text:p text:style-name="P1"/>
      <text:p text:style-name="P1">1_casoEstandar</text:p>
      <text:p text:style-name="P1">Se presenta el caso de ejemplo para verificar el correcto funcionamiento del algoritmo, donde se considere que si una unica especie viaja en un vagon el nivel de agresividad es 0.</text:p>
      <table:table table:name="Table1" table:style-name="Table1">
        <table:table-column table:style-name="Table1.A" table:number-columns-repeated="2"/>
        <table:table-row>
          <table:table-cell table:style-name="Table1.A1" office:value-type="string">
            <text:p text:style-name="P4">6 100</text:p>
            <text:p text:style-name="P4">elefante 200 1</text:p>
            <text:p text:style-name="P4">leon 1500 2</text:p>
            <text:p text:style-name="P4">liebre 20 1</text:p>
            <text:p text:style-name="P4">mono 5 10</text:p>
            <text:p text:style-name="P4">pantera 2000 2</text:p>
            <text:p text:style-name="P4">zorro 50 10</text:p>
          </table:table-cell>
          <table:table-cell table:style-name="Table1.B1" office:value-type="string">
            <text:p text:style-name="P4">4 45</text:p>
          </table:table-cell>
        </table:table-row>
      </table:table>
      <text:p text:style-name="P1"/>
      <text:p text:style-name="P1">2_casoSuperaLimites</text:p>
      <text:p text:style-name="P2">Se presenta un caso donde cada especie por si sola supere el limite de agresividad del tren, por lo que deben viajar cada una en un vagon diferente. Tambien aparece la situacion donde dos especies tienen el mismo nivel de agresividad, porque lo que deben viajar juntas ya que su diferencia da 0.</text:p>
      <table:table table:name="Table2" table:style-name="Table2">
        <table:table-column table:style-name="Table2.A" table:number-columns-repeated="2"/>
        <table:table-row>
          <table:table-cell table:style-name="Table2.A1" office:value-type="string">
            <text:p text:style-name="P4">4 50</text:p>
            <text:p text:style-name="P4">elefante 200 1</text:p>
            <text:p text:style-name="P4">leon 1500 2</text:p>
            <text:p text:style-name="P4">pantera 2000 4</text:p>
            <text:p text:style-name="P4">rinoceronte 200 3</text:p>
          </table:table-cell>
          <table:table-cell table:style-name="Table2.B1" office:value-type="string">
            <text:p text:style-name="P4">3 0</text:p>
          </table:table-cell>
        </table:table-row>
      </table:table>
      <text:p text:style-name="P2"/>
      <text:p text:style-name="P2">3_mismaAgresividad</text:p>
      <text:p text:style-name="P2">Se presentan dos especies que tienen la misma agresividad, podrian ir con otras especies en un mismo vagon y que el nivel de agresividad no sea superado, pero resulta mas eficiente que estas viajen juntas para que su diferencia sea 0</text:p>
      <table:table table:name="Table3" table:style-name="Table3">
        <table:table-column table:style-name="Table3.A" table:number-columns-repeated="2"/>
        <table:table-row>
          <table:table-cell table:style-name="Table3.A1" office:value-type="string">
            <text:p text:style-name="P4">5 100</text:p>
            <text:p text:style-name="P4">elefante 200 1</text:p>
            <text:p text:style-name="P4">leon 1500 2</text:p>
            <text:p text:style-name="P4">tigre 2000 1</text:p>
            <text:p text:style-name="P4">perro 80 2</text:p>
            <text:p text:style-name="P4">gato 80 2</text:p>
          </table:table-cell>
          <table:table-cell table:style-name="Table3.B1" office:value-type="string">
            <text:p text:style-name="P4">4 0</text:p>
          </table:table-cell>
        </table:table-row>
      </table:table>
      <text:p text:style-name="P2"/>
      <text:p text:style-name="P2">4_minimaAgresividad</text:p>
      <text:p text:style-name="P2">Todas las especies por separado no superan el limite de agresividad para el tren por lo que tranquilamente pueden viajar todas en un solo vagon</text:p>
      <table:table table:name="Table4" table:style-name="Table4">
        <table:table-column table:style-name="Table4.A" table:number-columns-repeated="2"/>
        <table:table-row>
          <table:table-cell table:style-name="Table4.A1" office:value-type="string">
            <text:p text:style-name="P4">4 200</text:p>
            <text:p text:style-name="P4">perro 90 2</text:p>
            <text:p text:style-name="P4">gato 40 5</text:p>
            <text:p text:style-name="P4">liebre 20 1</text:p>
            <text:p text:style-name="P4">flamenco 15 10</text:p>
          </table:table-cell>
          <table:table-cell table:style-name="Table4.B1" office:value-type="string">
            <text:p text:style-name="P4">1 75</text:p>
          </table:table-cell>
        </table:table-row>
      </table:table>
      <text:p text:style-name="P2"/>
      <text:p text:style-name="P2">5_mejorOpcion</text:p>
      <text:p text:style-name="P2">Se presenta una situación donde hay varias formas de agrupar los animales en distintos vagones respentando el limite de agresividad, se quiere verificar que el <text:soft-page-break/>algoritmo pueda encontrar la mejor alternativa que agrupe en la menor cantidad de vagones posibles y el menor nivel de agresividad siempre que no supere el limite</text:p>
      <table:table table:name="Table5" table:style-name="Table5">
        <table:table-column table:style-name="Table5.A" table:number-columns-repeated="2"/>
        <table:table-row>
          <table:table-cell table:style-name="Table5.A1" office:value-type="string">
            <text:p text:style-name="P5">5 20</text:p>
            <text:p text:style-name="P5">colibri 48 1</text:p>
            <text:p text:style-name="P5">paloma 37 3</text:p>
            <text:p text:style-name="P5">hornero 28 7</text:p>
            <text:p text:style-name="P5">lechuza 20 1</text:p>
            <text:p text:style-name="P5">loro 8 4</text:p>
          </table:table-cell>
          <table:table-cell table:style-name="Table5.B1" office:value-type="string">
            <text:p text:style-name="P5">3 17</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01:24.689696406</meta:creation-date>
    <dc:date>2017-05-11T16:03:45.756701344</dc:date>
    <meta:editing-duration>PT12M31S</meta:editing-duration>
    <meta:editing-cycles>3</meta:editing-cycles>
    <meta:generator>LibreOffice/4.2.8.2$Linux_x86 LibreOffice_project/420m0$Build-2</meta:generator>
    <meta:document-statistic meta:table-count="5" meta:image-count="0" meta:object-count="0" meta:page-count="2" meta:paragraph-count="46" meta:word-count="303" meta:character-count="1616" meta:non-whitespace-character-count="1348"/>
  </office:meta>
</office:document-meta>
</file>